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Sanskrit 2003" fo:font-size="13pt" officeooo:paragraph-rsid="00148796" style:font-size-asian="13pt" style:font-name-complex="Sanskrit 2003" style:font-size-complex="13pt"/>
    </style:style>
    <style:style style:name="P2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fo:color="#000000" style:font-name="Sanskrit 2003" fo:font-size="13pt" fo:font-weight="bold" officeooo:paragraph-rsid="00148796" style:font-size-asian="13pt" style:font-weight-asian="bold" style:font-name-complex="Sanskrit 2003" style:font-size-complex="13pt" style:font-weight-complex="bold"/>
    </style:style>
    <style:style style:name="P3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Sanskrit 2003" fo:font-size="13pt" officeooo:paragraph-rsid="00148796" style:font-size-asian="13pt" style:font-name-complex="Sanskrit 2003" style:font-size-complex="13pt"/>
    </style:style>
    <style:style style:name="P4" style:family="paragraph" style:parent-style-name="Footnote">
      <style:text-properties officeooo:rsid="0521f659" officeooo:paragraph-rsid="0521f659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 fo:font-weight="bold" officeooo:rsid="05172ebd" style:font-weight-asian="bold" style:font-weight-complex="bold"/>
    </style:style>
    <style:style style:name="T4" style:family="text">
      <style:text-properties fo:color="#000000" officeooo:rsid="05172ebd"/>
    </style:style>
    <style:style style:name="T5" style:family="text">
      <style:text-properties fo:color="#000000" officeooo:rsid="051eaa5c"/>
    </style:style>
    <style:style style:name="T6" style:family="text">
      <style:text-properties fo:color="#000000" officeooo:rsid="0519efdc"/>
    </style:style>
    <style:style style:name="T7" style:family="text">
      <style:text-properties officeooo:rsid="0520c124"/>
    </style:style>
    <style:style style:name="T8" style:family="text">
      <style:text-properties officeooo:rsid="0519efdc"/>
    </style:style>
    <style:style style:name="T9" style:family="text">
      <style:text-properties officeooo:rsid="0521f6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अथ पञ्चपञ्चाशत्तमोऽध्यायः । </text:p>
      <text:p text:style-name="P3"><text:span text:style-name="T2">पिण्डिकालक्षणकथन</text:span><text:span text:style-name="T3">म्</text:span><text:span text:style-name="T1"><text:line-break/></text:span><text:span text:style-name="T4">श्री</text:span><text:span text:style-name="T1">भगवानुवाच -<text:line-break/>अतः परं प्रवक्ष्यामि प्रतिमानान्तु पिण्डिकाम् । <text:line-break/>दैर्घ्येण प्रतिमातुल्या तद</text:span><text:span text:style-name="T5">र्धे</text:span><text:span text:style-name="T1">न तु विस्तृता ॥१</text:span><text:span text:style-name="T6">॥</text:span><text:span text:style-name="T1"> <text:line-break/>उच्छ्रिता</text:span><text:span text:style-name="T5">ऽऽ</text:span><text:span text:style-name="T1">यामतो</text:span><text:span text:style-name="T5">र्धे</text:span><text:span text:style-name="T1">न सुविस्तारा</text:span><text:span text:style-name="T5">ऽर्ध</text:span><text:span text:style-name="T1">भागतः । <text:s/></text:span><text:line-break/>तृतीयेन तु वा तुल्य<text:span text:style-name="T7">ां</text:span> तत्त्रिभागेण मेखला<text:span text:style-name="T7">म्</text:span> ॥२<text:span text:style-name="T8">॥</text:span> <text:line-break/>खातं च तत्प्रमाणं तु किञ्चिदुत्तरतो नतम् । <text:s/><text:line-break/>विस्तारस्य चतुर्थेन <text:span text:style-name="T7">तोयमार्गं तु कारयेत्</text:span> ॥३<text:span text:style-name="T8">॥</text:span> <text:line-break/>पिण्डिका<text:span text:style-name="T9">र्धे</text:span>न वा तुल्यं <text:note text:id="ftn0" text:note-class="footnote"><text:note-citation>1</text:note-citation><text:note-body><text:p text:style-name="P4">दैर्घ्यं कुशस्य</text:p></text:note-body></text:note>दैर्घ्यमीशस्य <text:s/>कीर्तितम् । <text:line-break/><text:note text:id="ftn439" text:note-class="footnote"><text:note-citation>2</text:note-citation><text:note-body><text:p text:style-name="P4">कुशं</text:p></text:note-body></text:note><text:span text:style-name="T9">ऐ</text:span>शं वा <text:s/>तुल्यदीर्घञ्च ज्ञात्वा <text:note text:id="ftn440" text:note-class="footnote"><text:note-citation>3</text:note-citation><text:note-body><text:p text:style-name="P4">पुत्रं</text:p></text:note-body></text:note>सूत्रं प्रकल्पयेत् ॥<text:span text:style-name="T9">४॥</text:span> </text:p>
      <text:p text:style-name="P1">उच्छ्रायं पूर्ववत्कु<text:span text:style-name="T9">र्या</text:span>द्भागषोडशसङ्ख्यया । <text:s/><text:line-break/>अधः षट्कं द्विभागन्तु कण्ठं कुर्यात्त्रिभागकम् ॥<text:span text:style-name="T9">५॥</text:span> <text:line-break/>शेषास्त्वेकैकशः कार्याः प्रतिष्ठानिर्गमास्तथा । <text:s/><text:line-break/>पट्टिका पिण्डिका चेयं सामान्यप्रतिमासु च ॥<text:span text:style-name="T9">६॥</text:span> <text:line-break/>प्रासादद्वारमानेन <text:note text:id="ftn441" text:note-class="footnote"><text:note-citation>4</text:note-citation><text:note-body><text:p text:style-name="P4">प्रतिमाद्रव्यमुच्यते</text:p></text:note-body></text:note>प्रतिमाद्वारमुच्यते <text:s/>। <text:s/><text:line-break/>गजव्यालकसंयुक्ता प्रभा स्यात्प्रतिमासु च ॥<text:span text:style-name="T9">७॥</text:span> <text:line-break/>पिण्डिका<text:span text:style-name="T9">ऽ</text:span>पि यथाशोभं क<text:span text:style-name="T9">र्त</text:span>व्या सततं हरेः । <text:line-break/>सर्वेषामेव देवानां <text:span text:style-name="T9">वि</text:span>ष्णूक्तं मानमुच्यते ॥<text:span text:style-name="T9">८</text:span>॥ <text:line-break/>देवीनामपि सर्वासां लक्ष्म्युक्तं मानमुच्यते ॥९॥ <text:s/></text:p>
      <text:p text:style-name="P1">इत्यादिमहापुराणे आग्नेये पिण्डिकालक्षणं नाम पञ्चपञ्चाशत्तमोऽध्यायः ॥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4:48:57.062437710</meta:creation-date>
    <dc:date>2017-05-09T14:49:59.642531487</dc:date>
    <meta:editing-duration>PT1M2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8" meta:word-count="108" meta:character-count="527" meta:non-whitespace-character-count="400"/>
  </office:meta>
</office:document-meta>
</file>